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2" style:font-size-asian="12pt" style:language-asian="en" style:country-asian="CA" style:font-name-complex="Times New Roman2" style:font-size-complex="12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style:text-properties style:font-name="Times New Roman" fo:font-size="12pt" style:font-name-asian="Times New Roman2" style:font-size-asian="12pt" style:language-asian="en" style:country-asian="CA" style:font-name-complex="Times New Roman2" style:font-size-complex="12pt"/>
    </style:style>
    <style:style style:name="P5" style:family="paragraph" style:parent-style-name="Standard">
      <style:paragraph-properties fo:margin-top="0cm" fo:margin-bottom="0cm" style:contextual-spacing="false" fo:line-height="100%"/>
      <style:text-properties style:font-name="Times New Roman" fo:font-size="12pt" officeooo:rsid="0020cef4" officeooo:paragraph-rsid="0020cef4" style:font-name-asian="Times New Roman2" style:font-size-asian="12pt" style:language-asian="en" style:country-asian="CA" style:font-name-complex="Times New Roman2" style:font-size-complex="12pt"/>
    </style:style>
    <style:style style:name="P6" style:family="paragraph" style:parent-style-name="Standard">
      <style:paragraph-properties fo:margin-top="0cm" fo:margin-bottom="0cm" style:contextual-spacing="false" fo:line-height="100%"/>
      <style:text-properties style:font-name="Times New Roman" fo:font-size="12pt" officeooo:rsid="0021fd08" officeooo:paragraph-rsid="0021fd08" style:font-name-asian="Times New Roman2" style:font-size-asian="12pt" style:language-asian="en" style:country-asian="CA" style:font-name-complex="Times New Roman2" style:font-size-complex="12pt"/>
    </style:style>
    <style:style style:name="P7" style:family="paragraph" style:parent-style-name="Standard">
      <style:paragraph-properties fo:margin-top="0cm" fo:margin-bottom="0cm" style:contextual-spacing="false" fo:line-height="100%"/>
      <style:text-properties style:font-name="Times New Roman" fo:font-size="12pt" fo:font-weight="bold" style:font-name-asian="Times New Roman2" style:font-size-asian="12pt" style:language-asian="en" style:country-asian="CA" style:font-weight-asian="bold" style:font-name-complex="Times New Roman2" style:font-size-complex="12pt"/>
    </style:style>
    <style:style style:name="P8" style:family="paragraph" style:parent-style-name="Standard">
      <style:paragraph-properties fo:margin-top="0cm" fo:margin-bottom="0cm" style:contextual-spacing="false" fo:line-height="100%"/>
      <style:text-properties style:font-name="Times New Roman" fo:font-size="12pt" fo:font-weight="normal" officeooo:rsid="0020cef4" officeooo:paragraph-rsid="0020cef4" style:font-name-asian="Times New Roman2" style:font-size-asian="12pt" style:language-asian="en" style:country-asian="CA" style:font-weight-asian="normal" style:font-name-complex="Times New Roman2" style:font-size-complex="12pt" style:font-weight-complex="normal"/>
    </style:style>
    <style:style style:name="P9" style:family="paragraph" style:parent-style-name="Standard">
      <style:paragraph-properties fo:margin-top="0cm" fo:margin-bottom="0cm" style:contextual-spacing="false" fo:line-height="100%"/>
      <style:text-properties officeooo:rsid="001eba03" officeooo:paragraph-rsid="001eba03"/>
    </style:style>
    <style:style style:name="P10" style:family="paragraph" style:parent-style-name="Standard">
      <style:paragraph-properties fo:margin-top="0cm" fo:margin-bottom="0cm" style:contextual-spacing="false" fo:line-height="100%"/>
      <style:text-properties fo:font-weight="bold" style:font-weight-asian="bold" style:font-weight-complex="bold"/>
    </style:style>
    <style:style style:name="P11" style:family="paragraph" style:parent-style-name="Standard">
      <style:paragraph-properties fo:margin-top="0cm" fo:margin-bottom="0cm" style:contextual-spacing="false" fo:line-height="100%"/>
      <style:text-properties style:font-name="Times New Roman1" fo:font-size="12pt" fo:font-weight="normal" officeooo:rsid="0021fd08" officeooo:paragraph-rsid="0021fd08" style:font-size-asian="12pt" style:font-weight-asian="normal" style:font-size-complex="12pt" style:font-weight-complex="normal"/>
    </style:style>
    <style:style style:name="P12" style:family="paragraph" style:parent-style-name="Standard">
      <style:paragraph-properties fo:margin-top="0cm" fo:margin-bottom="0cm" style:contextual-spacing="false" fo:line-height="100%"/>
      <style:text-properties style:font-name="Times New Roman1" fo:font-size="12pt" fo:font-weight="bold" style:font-size-asian="12pt" style:font-weight-asian="bold" style:font-size-complex="12pt" style:font-weight-complex="bold"/>
    </style:style>
    <style:style style:name="P13" style:family="paragraph" style:parent-style-name="Standard">
      <style:paragraph-properties fo:margin-top="0cm" fo:margin-bottom="0cm" style:contextual-spacing="false" fo:line-height="100%"/>
      <style:text-properties style:font-name="Times New Roman1" fo:font-size="12pt" officeooo:rsid="0021fd08" officeooo:paragraph-rsid="0021fd08" style:font-size-asian="12pt" style:font-size-complex="12pt"/>
    </style:style>
    <style:style style:name="P14" style:family="paragraph" style:parent-style-name="Standard">
      <style:paragraph-properties fo:margin-top="0cm" fo:margin-bottom="0cm" style:contextual-spacing="false" fo:line-height="100%"/>
      <style:text-properties officeooo:rsid="0021fd08" officeooo:paragraph-rsid="0021fd08"/>
    </style:style>
    <style:style style:name="P15" style:family="paragraph" style:parent-style-name="Standard">
      <style:paragraph-properties fo:margin-top="0cm" fo:margin-bottom="0cm" style:contextual-spacing="false" fo:line-height="100%"/>
      <style:text-properties officeooo:rsid="0022cc85" officeooo:paragraph-rsid="0022cc85"/>
    </style:style>
    <style:style style:name="P16" style:family="paragraph" style:parent-style-name="Standard" style:master-page-name="Standard">
      <style:paragraph-properties fo:margin-top="0cm" fo:margin-bottom="0cm" style:contextual-spacing="false" fo:line-height="100%" style:page-number="auto"/>
    </style:style>
    <style:style style:name="P17" style:family="paragraph" style:parent-style-name="Standard">
      <style:paragraph-properties fo:margin-top="0.494cm" fo:margin-bottom="0.494cm" style:contextual-spacing="false" style:line-height-at-least="0.529cm"/>
    </style:style>
    <style:style style:name="P18" style:family="paragraph" style:parent-style-name="Standard">
      <style:paragraph-properties fo:margin-top="0.494cm" fo:margin-bottom="0.494cm" style:contextual-spacing="false" style:line-height-at-least="0.529cm"/>
      <style:text-properties officeooo:paragraph-rsid="001f6bfc"/>
    </style:style>
    <style:style style:name="P19" style:family="paragraph" style:parent-style-name="Standard">
      <style:paragraph-properties fo:margin-top="0.494cm" fo:margin-bottom="0.494cm" style:contextual-spacing="false" style:line-height-at-least="0.529cm"/>
      <style:text-properties fo:font-weight="normal" officeooo:rsid="001eba03" officeooo:paragraph-rsid="001eba03" style:font-weight-asian="normal" style:font-weight-complex="normal"/>
    </style:style>
    <style:style style:name="P20" style:family="paragraph" style:parent-style-name="Standard">
      <style:paragraph-properties fo:margin-top="0.494cm" fo:margin-bottom="0.494cm" style:contextual-spacing="false" style:line-height-at-least="0.529cm"/>
      <style:text-properties officeooo:rsid="001f6bfc" officeooo:paragraph-rsid="001f6bfc"/>
    </style:style>
    <style:style style:name="P21" style:family="paragraph" style:parent-style-name="Standard">
      <style:paragraph-properties fo:margin-top="0.494cm" fo:margin-bottom="0.494cm" style:contextual-spacing="false" style:line-height-at-least="0.529cm"/>
      <style:text-properties officeooo:rsid="0022cc85" officeooo:paragraph-rsid="0022cc85"/>
    </style:style>
    <style:style style:name="T1" style:family="text">
      <style:text-properties style:font-name="Times New Roman" fo:font-size="12pt" fo:font-weight="bold" style:font-name-asian="Times New Roman2" style:font-size-asian="12pt" style:language-asian="en" style:country-asian="CA" style:font-weight-asian="bold" style:font-name-complex="Times New Roman2" style:font-size-complex="12pt"/>
    </style:style>
    <style:style style:name="T2" style:family="text">
      <style:text-properties style:font-name="Times New Roman" fo:font-size="12pt" style:font-name-asian="Times New Roman2" style:font-size-asian="12pt" style:language-asian="en" style:country-asian="CA" style:font-name-complex="Times New Roman2" style:font-size-complex="12pt"/>
    </style:style>
    <style:style style:name="T3" style:family="text">
      <style:text-properties style:font-name="Times New Roman" fo:font-size="12pt" officeooo:rsid="001dbde3" style:font-name-asian="Times New Roman2" style:font-size-asian="12pt" style:language-asian="en" style:country-asian="CA" style:font-name-complex="Times New Roman2" style:font-size-complex="12pt"/>
    </style:style>
    <style:style style:name="T4" style:family="text">
      <style:text-properties style:font-name="Times New Roman" fo:font-size="12pt" officeooo:rsid="001eba03" style:font-name-asian="Times New Roman2" style:font-size-asian="12pt" style:language-asian="en" style:country-asian="CA" style:font-name-complex="Times New Roman2" style:font-size-complex="12pt"/>
    </style:style>
    <style:style style:name="T5" style:family="text">
      <style:text-properties style:font-name="Times New Roman" fo:font-size="12pt" officeooo:rsid="001f6bfc" style:font-name-asian="Times New Roman2" style:font-size-asian="12pt" style:language-asian="en" style:country-asian="CA" style:font-name-complex="Times New Roman2" style:font-size-complex="12pt"/>
    </style:style>
    <style:style style:name="T6" style:family="text">
      <style:text-properties style:font-name="Times New Roman" fo:font-size="12pt" officeooo:rsid="0022cc85" style:font-name-asian="Times New Roman2" style:font-size-asian="12pt" style:language-asian="en" style:country-asian="CA" style:font-name-complex="Times New Roman2" style:font-size-complex="12pt"/>
    </style:style>
    <style:style style:name="T7" style:family="text">
      <style:text-properties style:font-name="Times New Roman" fo:font-size="12pt" fo:font-style="italic" fo:font-weight="bold" style:font-name-asian="Times New Roman2" style:font-size-asian="12pt" style:language-asian="en" style:country-asian="CA" style:font-style-asian="italic" style:font-weight-asian="bold" style:font-name-complex="Times New Roman2" style:font-size-complex="12pt" style:font-style-complex="italic" style:font-weight-complex="bold"/>
    </style:style>
    <style:style style:name="T8" style:family="text">
      <style:text-properties style:font-name="Times New Roman" fo:font-size="12pt" fo:font-style="normal" fo:font-weight="normal" style:font-name-asian="Times New Roman2" style:font-size-asian="12pt" style:language-asian="en" style:country-asian="CA" style:font-style-asian="normal" style:font-weight-asian="normal" style:font-name-complex="Times New Roman2" style:font-size-complex="12pt" style:font-style-complex="normal" style:font-weight-complex="normal"/>
    </style:style>
    <style:style style:name="T9" style:family="text">
      <style:text-properties style:font-name="Times New Roman" fo:font-size="12pt" fo:font-weight="normal" officeooo:rsid="001f6bfc" style:font-name-asian="Times New Roman2" style:font-size-asian="12pt" style:language-asian="en" style:country-asian="CA" style:font-weight-asian="normal" style:font-name-complex="Times New Roman2" style:font-size-complex="12pt" style:font-weight-complex="normal"/>
    </style:style>
    <style:style style:name="T10" style:family="text">
      <style:text-properties style:font-name-asian="Times New Roman2" style:language-asian="en" style:country-asian="CA" style:font-name-complex="Times New Roman2"/>
    </style:style>
    <style:style style:name="T11" style:family="text">
      <style:text-properties officeooo:rsid="0022cc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What is a sparse matrix and what features should it possess?</text:span></text:p>
      <text:p text:style-name="P3"><text:span text:style-name="T2">Matrix where most elements are 0. <text:s/>Compact representation, fast operations. <text:s/></text:span><text:span text:style-name="T3">Our implementation should focus on making operations with truly huge sparse matrices possible in Ruby. <text:s/>Extreme optimization should not be a goal, as Ruby is not suited for it. <text:s/>Instead, we should make it feasible for our users to prototype matrix code with real datasets in Ruby, so that they can go off and implement it in a language more suited for the numerical computations.</text:span></text:p>
      <text:p text:style-name="P4"/>
      <text:p text:style-name="P3"><text:span text:style-name="T1">What sources of information should you consult to derive features? Do analogies exist? If so with what?</text:span></text:p>
      <text:p text:style-name="P3"><text:span text:style-name="T2">Information from other implementations of sparse matrix packages will be useful. <text:s/></text:span><text:span text:style-name="T3">A sparse matrix is also very much like a regular old matrix, in terms of the contract it will fulfill. <text:s/>Many users may already be using the built-in Matrix class in the Ruby standard library, and finding that it's not fast enough for their needs. <text:s/>If they can simply swap in our library and get the increase in performance we need, that will be a success.</text:span></text:p>
      <text:p text:style-name="P4"/>
      <text:p text:style-name="P3"><text:span text:style-name="T1">Who is likely to be the user of a sparse matrix package? What features are they likely to demand?</text:span></text:p>
      <text:p text:style-name="P3"><text:span text:style-name="T2">Engineers, </text:span><text:span text:style-name="T4">primarily</text:span><text:span text:style-name="T2">. <text:s/>Useful features will include:</text:span></text:p>
      <text:p text:style-name="P3"><text:span text:style-name="T2"><text:tab/>Basic matrix operations (addition, scalar multiplication, transposistion, etc.)</text:span></text:p>
      <text:p text:style-name="P3"><text:span text:style-name="T2"><text:tab/>Matrix Multiplication</text:span></text:p>
      <text:p text:style-name="P3"><text:span text:style-name="T2"><text:tab/>Inversion</text:span></text:p>
      <text:p text:style-name="P3"><text:span text:style-name="T2"><text:tab/></text:span><text:span text:style-name="T4">Linear </text:span><text:span text:style-name="T3">Solvers and Preconditioners (e.g. LU Decomposition)</text:span></text:p>
      <text:p text:style-name="P3"><text:span text:style-name="T2"><text:tab/>Eigenvalues and Eigenvectors</text:span></text:p>
      <text:p text:style-name="P4"/>
      <text:p text:style-name="P3"><text:span text:style-name="T1">What is a tri-diagonal matrix?</text:span></text:p>
      <text:p text:style-name="P3"><text:span text:style-name="T2">A matrix where, for all non-0 entries A(i, j), |i – j| &lt;= 1</text:span></text:p>
      <text:p text:style-name="P4"/>
      <text:p text:style-name="P3"><text:span text:style-name="T1">What is the relationship between a tri-diagonal matrix and a generic sparse matrix?</text:span></text:p>
      <text:p text:style-name="P9"><text:span text:style-name="T2">One would be tempted to spout some OO nonsense like 'A tri-diagonal matrix </text:span><text:span text:style-name="T7">is a</text:span><text:span text:style-name="T8"> sparse matrix', but contractually speaking, that's not true at all – a tri-diagonal matrix requires that all of its elements off of the tri-diagonal are 0.</text:span></text:p>
      <text:p text:style-name="P9"/>
      <text:p text:style-name="P9"><text:span text:style-name="T8">If the matrix is intended to be mutable, this is a stronger precondition on the element setter, which means that a tri-diagonal matrix can't share the contract of a generic sparse matrix. <text:s/>A tri-diagonal matrix could be used as a representation of a sparse matrix – in other words, a sparse matrix </text:span><text:span text:style-name="T7">sometimes is a</text:span><text:span text:style-name="T8"> tri-diagonal matrix.</text:span></text:p>
      <text:p text:style-name="P4"/>
      <text:p text:style-name="P3"><text:span text:style-name="T1">Are tri-diagonal matrices important? And should they impact your design? If so, how?</text:span></text:p>
      <text:p text:style-name="P3"><text:span text:style-name="T2">They are important, because some functions can be implemented more efficiently on tri-diagonal matrices. <text:s/></text:span><text:span text:style-name="T4">We should try to utilize a more efficient representation of the matrix wherever possible, perhaps by using a tri-diagonal representation when the matrix is tridiagonal, and another representation otherwise.</text:span></text:p>
      <text:p text:style-name="P4"/>
      <text:p text:style-name="P3"><text:span text:style-name="T1">What is a good data representation for a sparse matrix?</text:span></text:p>
      <text:p text:style-name="P3"><text:span text:style-name="T2">Coordinate, Compressed Row, and Compressed Column are good representations for a sparse matrix, </text:span><text:span text:style-name="T4">but are pretty bad when it comes to adding new elements. <text:s/>A hash could be used for </text:span><text:soft-page-break/><text:span text:style-name="T4">arbitrary additions to the matrix, then the representation could be switched to one of the aforementioned when the matrix is frozen.</text:span></text:p>
      <text:p text:style-name="P4"/>
      <text:p text:style-name="P3"><text:span text:style-name="T1">Assume that you have a customer for your sparse matrix package. The customer states that their primary requirements as: for an N x N matrix with m non-zero entries. <text:s/>Storage should be ~O(km), where k &lt;&lt; N. <text:s/>Adding the m+1 value into the matrix should have an execution time of ~O(p) where the execution time of all method calls in standard Ruby container classes is considered to have a unit value and p &lt;&lt; m ideally p = 1. <text:s/>In this scenario, what is a good data representation for a sparse matrix?</text:span></text:p>
      <text:p text:style-name="P9"><text:span text:style-name="T2">A hash could be a good representation in this case. <text:s/>Alternatively, we could use coordinate format, and use a binary search to decide where to put the new element. <text:s/>Aside from taking less space, there's no real benefit to using coordinate format though – it would be better to use the hash for insertions, then change to compressed row or compressed column when the matrix is frozen.</text:span></text:p>
      <text:p text:style-name="P4"/>
      <text:p text:style-name="P3"><text:span text:style-name="T1">Design Patterns are common tricks which normally enshrine good practice. <text:s/>Explain the design patterns: Delegate and Abstract Factory</text:span></text:p>
      <text:p text:style-name="P3"><text:span text:style-name="T1"/></text:p>
      <text:p text:style-name="P3"><text:span text:style-name="T2">Delegate: Where an object, when asked to perform a task, delegates the task to another object.</text:span></text:p>
      <text:p text:style-name="P3"><text:span text:style-name="T2"/></text:p>
      <text:p text:style-name="P3"><text:span text:style-name="T2">Abstract Factory: </text:span><text:span text:style-name="T5">Separates the logic of creation from the logic of usage. <text:s/>A factory will be acquired from the abstract factory (which can be implemented as an entire class, or just a method), and provided to the code using the class, which can call the factory to get an instance.</text:span></text:p>
      <text:p text:style-name="P17"><text:span text:style-name="T1">Explain how you would approach implementing these two patterns in Ruby</text:span></text:p>
      <text:p text:style-name="P19"><text:span text:style-name="T2">The delegate pattern can be implemented by holding the object to be delegated to in an instance variable. <text:s/>The few methods the delegator needs to actively do something with can be implemented in the delegator class. <text:s/>Otherwise, the delegator can implement method_missing and simply forward any other messages to the delegate class.</text:span></text:p>
      <text:p text:style-name="P19"><text:span text:style-name="T2">The abstract factory pattern </text:span><text:span text:style-name="T5">can be implemented as a module, say “MatrixFactory”, with a method “GetMatrixFactory”. <text:s/>That method can return a callable object which will return matrices, or perhaps an object with a number of different methods for returning matrices. <text:s/>The type of factory returned by GetMatrixFactory can depend on the arguments provided to it, but the exact class provided need not be known by the caller. <text:s/>Likewise, the user of the resulting factory need not know the runtime type of the matrix he is using.</text:span></text:p>
      <text:p text:style-name="P18"><text:span text:style-name="T9">Regardless of what is returned by the abstract factory method, it should return something which satisfies a “MatrixFactoryContract”, and any matrix provided by the factory should satisfy the “MatrixContract”</text:span></text:p>
      <text:p text:style-name="P18"><text:span text:style-name="T9"/></text:p>
      <text:p text:style-name="P17"><text:soft-page-break/><text:span text:style-name="T1">Are these patterns applicable to this problem? Explain your answer! (HINT: The answer is yes)</text:span></text:p>
      <text:p text:style-name="P17"><text:span text:style-name="T2">Yes. <text:s/></text:span><text:span text:style-name="T5">The abstract factory pattern can be used to swap different sparse matrix classes in and out. <text:s/>For example, one might want a matrix factory that creates matrices in coordinate format to save memory while the matrix is being constructed, or a matrix factory that only returns instances of the built-in Matrix class.</text:span></text:p>
      <text:p text:style-name="P20"><text:span text:style-name="T2">The delegate pattern can be used to swap out different matrix implementations on the fly. <text:s/>A top-level matrix class, which is accessed directly by the user, might delegate to a hash-based implementation while the matrix is being constructed, then switch to another matrix representation when the construction is complete – either a compressed row / column format, or a tri-diagonal format if the matrix is tri-diagonal.</text:span></text:p>
      <text:p text:style-name="P21"><text:span text:style-name="T2">Alternatively, if we want to add extra functionality to our library, but still keep a complete representation, we could use the delegate pattern (or the decorator pattern) to add functionality on top of the existing matrix class.</text:span></text:p>
      <text:p text:style-name="P3"><text:span text:style-name="T1">What implementation approach are you using (reuse class, modify class, inherit from class, compose with class, build new standalone class); justify your selection.</text:span></text:p>
      <text:p text:style-name="P8">Obviously reusing the built-in Matrix class won't do, as it has no provisions for sparsity. <text:s/>Modifying the built-in Matrix class would be more trouble than it's worth, and inheriting from it would bring along too much implementation baggage (i.e. the instance variables that represent the complete matrix). <text:s/>Composing with Matrix is useless for the same reason.</text:p>
      <text:p text:style-name="P8"/>
      <text:p text:style-name="P8">However, we can compose with Hash, for some implementations, and with Array for others. <text:s/><text:span text:style-name="T11">For a complete matrix implementation, if we choose to have one as part of our library, composing the built-in matrix class seems most suitable.</text:span></text:p>
      <text:p text:style-name="P7"/>
      <text:p text:style-name="P10"><text:bookmark-start text:name="_GoBack"/><text:span text:style-name="T2">Is iteration a good technique for sparse matrix manipulation? Is “custom” iteration required for this problem?</text:span></text:p>
      <text:p text:style-name="P5">There aren't too many operations on matrices that involve sweeping through every single element of the matrix in order. <text:s/>However, for cases where that's useful, a useful addition would be only to iterate over the non-zero elements (similar to the way the built-in matrix class's 'each' and 'each_with_index' methods offer ways to specify which elements will be iterated over).</text:p>
      <text:p text:style-name="P5"/>
      <text:p text:style-name="P6">Iterating the rows or columns could also be useful, or iterating the elements row-wise or column-wise.</text:p>
      <text:p text:style-name="P4"/>
      <text:p text:style-name="P10"><text:span text:style-name="T2">What exceptions can occur during the processing of sparse matrices? And how should the system handle them?</text:span></text:p>
      <text:p text:style-name="P11">Errors if the matrix operation only works on square matrices and the matrix isn’t square. Error if a matrix is singular so it is not invertible and an inverse is requested. Mainly the attempt of a matrix operation that only works on certain types of matrices being used on a matrix it does not work for.</text:p>
      <text:p text:style-name="P11"><text:soft-page-break/></text:p>
      <text:p text:style-name="P11">But we avoid all these problems because of our contracts!</text:p>
      <text:p text:style-name="P11"/>
      <text:p text:style-name="P11">The only real exceptions that can occur are when the system runs out of memory, or our process is killed, and there's nothing that our puny process can do about that. <text:s/>So we use contracts to prevent vexing exceptions before they occur, and pay no mind to fatal exceptions.</text:p>
      <text:p text:style-name="P10"><text:span text:style-name="T2"/></text:p>
      <text:p text:style-name="P12"><text:span text:style-name="T10">What information does the system require to create a sparse matrix object? Remember you are building for a set of unknown customers – what will they want?</text:span></text:p>
      <text:p text:style-name="P13">We need to know the dimensions of the matrix to create it. <text:s/>Taking a bunch of arrays is a little impractical for a sparce matrix, because that requires the whole thing to be in memory. <text:s/>Creating a zero matrix and then inserting the elements seems most practical, then freezing the matrix to a more compact representation.</text:p>
      <text:p text:style-name="P13"/>
      <text:p text:style-name="P13">Alternatively, rather than building up the matrix, then freezing it, all matrix objects could be immutable, and a “MatrixBuilder” object could build up the matrix state, representing it as a hash, then when you call “to_matrix”, it would create an immutable matrix in a compact form.</text:p>
      <text:p text:style-name="P13"/>
      <text:p text:style-name="P13">Another option could be to pass the factory a coordinate-format array, that it uses to place the non-zero elements.</text:p>
      <text:p text:style-name="P3"><text:span text:style-name="T2"/></text:p>
      <text:p text:style-name="P10"><text:span text:style-name="T2">What are the important quality characteristics of a sparse matrix package? Reusability? Efficiency? Efficiency of what?</text:span></text:p>
      <text:p text:style-name="P14"><text:span text:style-name="T2">The sparse matrix package should definitely be more efficient for sparse matrices than the built-in matrix class. <text:s/>It should be fast enough to create workable prototype code working with large sparse matrices. <text:s/></text:span><text:span text:style-name="T6">Mainly it should avoid taking a large amount of memory, and operations like finding the LU decomposition or the eigensystem should be much faster than for a complete matrix of the same size.</text:span></text:p>
      <text:p text:style-name="P14"/>
      <text:p text:style-name="P15"><text:span text:style-name="T2">The sparse matrix package should be maintainable (readable, testable, modifiable).</text:span></text:p>
      <text:p text:style-name="P15"/>
      <text:p text:style-name="P15"><text:span text:style-name="T2">The sparse matrix package should be reusable in a number of different context, which is why it's useful to provide different representations (i.e. support a tri-diagonal representation).</text:span></text:p>
      <text:p text:style-name="P15"/>
      <text:p text:style-name="P15"><text:span text:style-name="T2">The sparse matrix package should be compatible with the built-in matrix class to assist users in switching to our software. <text:s/>From a business perspective, this can make our software much more attractive to customers.</text:span></text:p>
      <text:p text:style-name="P3"><text:span text:style-name="T2"/></text:p>
      <text:p text:style-name="P2"><text:span text:style-name="T2">How do we generalize 2-D matrices to n-D matrices, where n &gt; 2 – um, sounds like an extensible design?</text:span></text:p>
      <text:p text:style-name="Standard"><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Droid Sans"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Supeene</meta:initial-creator>
    <meta:editing-cycles>5</meta:editing-cycles>
    <meta:creation-date>2014-09-10T19:33:00</meta:creation-date>
    <dc:date>2014-09-28T10:12:55.364551623</dc:date>
    <meta:editing-duration>PT13H45M32S</meta:editing-duration>
    <meta:generator>LibreOffice/4.2.6.3$Linux_x86 LibreOffice_project/420m0$Build-3</meta:generator>
    <meta:document-statistic meta:table-count="0" meta:image-count="0" meta:object-count="0" meta:page-count="4" meta:paragraph-count="54" meta:word-count="1719" meta:character-count="10551" meta:non-whitespace-character-count="88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